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SansMono Nerd Font" svg:font-family="'DejaVuSansMono Nerd Fon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102cm" svg:stroke-color="#6b9423" draw:marker-start-width="0.352cm" draw:marker-end-width="0.352cm" draw:fill-color="#6b9423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3" style:family="graphic" style:parent-style-name="objectwithoutfill">
      <style:graphic-properties draw:stroke="solid" svg:stroke-color="#ff0000" draw:marker-start="Arrow" draw:marker-end="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-color="#999999" draw:textarea-horizontal-align="justify" draw:textarea-vertical-align="middle" draw:auto-grow-height="false" fo:min-height="0.771cm" fo:min-width="3.02cm"/>
    </style:style>
    <style:style style:name="P1" style:family="paragraph">
      <loext:graphic-properties draw:fill-color="#6b942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999999"/>
      <style:paragraph-properties fo:text-align="center"/>
      <style:text-properties style:font-name="DejaVuSansMono Nerd Fon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color="#ff0000" style:font-name="DejaVu Sans Mono" fo:font-size="9.5pt" fo:font-style="italic" style:font-size-asian="9.5pt" style:font-style-asian="italic" style:font-size-complex="9.5pt" style:font-style-complex="italic"/>
    </style:style>
    <style:style style:name="T6" style:family="text">
      <style:text-properties fo:color="#ff0000" style:font-name="DejaVu Sans Mono"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DejaVuSansMono Nerd Font" fo:font-size="8pt" fo:font-style="italic" style:font-size-asian="8pt" style:font-size-complex="8pt"/>
    </style:style>
    <style:style style:name="T9" style:family="text">
      <style:text-properties style:font-name="DejaVuSansMono Nerd Font" fo:font-size="3.59999990463257pt" style:font-size-asian="1pt" style:font-size-complex="1pt"/>
    </style:style>
    <style:style style:name="T10" style:family="text">
      <style:text-properties style:font-name="DejaVuSansMono Nerd Font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3.879cm" svg:y1="1.402cm" svg:x2="6.93cm" svg:y2="1.402cm" svg:d="M3879 1402h3051" svg:viewBox="0 0 3052 1">
          <text:p/>
        </draw:connector>
        <draw:connector draw:style-name="gr1" draw:text-style-name="P1" draw:layer="layout" svg:x1="9.08cm" svg:y1="1.402cm" svg:x2="12.131cm" svg:y2="1.402cm" svg:d="M9080 1402h3051" svg:viewBox="0 0 3052 1">
          <text:p/>
        </draw:connector>
        <draw:custom-shape draw:style-name="gr2" draw:text-style-name="P2" draw:layer="layout" svg:width="2.54cm" svg:height="2.54cm" svg:x="6.829cm" svg:y="0.051cm">
          <text:p text:style-name="P2"><text:span text:style-name="T1">Forwarder</text:span></text:p>
          <text:p text:style-name="P2"><text:span text:style-name="T2"/></text:p>
          <text:p text:style-name="P2"><text:span text:style-name="T3">Port: 9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2.54cm" svg:x="10.631cm" svg:y="0.051cm">
          <text:p text:style-name="P2"><text:span text:style-name="T1">Client</text:span></text:p>
          <text:p text:style-name="P2"><text:span text:style-name="T1"/></text:p>
          <text:p text:style-name="P2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3.987cm" svg:y1="1.023cm" svg:x2="6.784cm" svg:y2="1.021cm">
          <text:p text:style-name="P2"><text:span text:style-name="T5">/the/prefix</text:span></text:p>
          <text:p text:style-name="P2"><text:span text:style-name="T6"/></text:p>
          <text:p text:style-name="P2"><text:span text:style-name="T7"/></text:p>
        </draw:line>
        <draw:custom-shape draw:style-name="gr2" draw:text-style-name="P2" draw:layer="layout" svg:width="2.54cm" svg:height="2.54cm" svg:x="1.233cm" svg:y="0.102cm">
          <text:p text:style-name="P2"><text:span text:style-name="T1">Repository</text:span></text:p>
          <text:p text:style-name="P2"><text:span text:style-name="T2"/></text:p>
          <text:p text:style-name="P2"><text:span text:style-name="T3">Port: 10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519cm" svg:height="1.27cm" svg:x="0cm" svg:y="2.134cm">
          <text:p text:style-name="P2"><text:span text:style-name="T8">/the/prefix/example</text:span></text:p>
          <text:p text:style-name="P2"><text:span text:style-name="T9"/></text:p>
          <text:p text:style-name="P2"><text:span text:style-name="T10">“</text:span><text:span text:style-name="T10">HELLO WORLD”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SansMono Nerd Font" svg:font-family="'DejaVuSansMono Nerd Fon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08cm" fo:page-height="3.4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6:54:24.854171914</meta:creation-date>
    <dc:date>2018-03-20T14:09:21.545396527</dc:date>
    <meta:editing-duration>PT22M38S</meta:editing-duration>
    <meta:editing-cycles>13</meta:editing-cycles>
    <meta:generator>LibreOffice/5.4.5.1$Linux_X86_64 LibreOffice_project/40m0$Build-1</meta:generator>
    <meta:document-statistic meta:object-count="7"/>
  </office:meta>
</office:document-meta>
</file>